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021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919cm" fo:min-width="0.66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1.024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102cm" svg:stroke-color="#3465a4" draw:marker-start-width="0.432cm" draw:marker-end-width="0.432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9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63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8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343cm"/>
      <style:paragraph-properties style:writing-mode="lr-tb"/>
    </style:style>
    <style:style style:name="gr1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27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7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34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0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73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93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66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38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</style:style>
    <style:style style:name="P7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0.381cm" svg:height="0.381cm" svg:x="11.781cm" svg:y="6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381cm" svg:height="0.381cm" svg:x="11.829cm" svg:y="8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651cm" svg:height="1.651cm" svg:x="1.281cm" svg:y="9.744cm">
          <text:p text:style-name="P2">+</text:p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.524cm" svg:height="0.635cm" svg:x="3.476cm" svg:y="6.988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.107cm" svg:y1="9.744cm" svg:x2="3.476cm" svg:y2="7.305cm" draw:start-shape="id1" draw:start-glue-point="4" draw:end-shape="id2" draw:end-glue-point="3" svg:d="M2107 9744v-2439h1369" svg:viewBox="0 0 1370 2440">
          <text:p/>
        </draw:connector>
        <draw:line draw:style-name="gr5" draw:text-style-name="P3" xml:id="id3" draw:id="id3" draw:layer="layout" svg:x1="6.369cm" svg:y1="6.426cm" svg:x2="6.369cm" svg:y2="8.204cm">
          <text:p/>
        </draw:line>
        <draw:line draw:style-name="gr5" draw:text-style-name="P3" xml:id="id4" draw:id="id4" draw:layer="layout" svg:x1="6.869cm" svg:y1="6.426cm" svg:x2="6.869cm" svg:y2="8.204cm">
          <text:p/>
        </draw:line>
        <draw:connector draw:style-name="gr5" draw:text-style-name="P3" draw:layer="layout" draw:type="line" svg:x1="5cm" svg:y1="7.305cm" svg:x2="6.369cm" svg:y2="7.315cm" draw:start-shape="id2" draw:start-glue-point="1" draw:end-shape="id3" draw:end-glue-point="1" svg:d="M5000 7305l1369 10" svg:viewBox="0 0 1370 11">
          <text:p/>
        </draw:connector>
        <draw:connector draw:style-name="gr5" draw:text-style-name="P3" draw:layer="layout" draw:type="line" svg:x1="6.869cm" svg:y1="7.315cm" svg:x2="9.787cm" svg:y2="7.315cm" draw:start-shape="id4" draw:start-glue-point="1" draw:end-shape="id5" draw:end-glue-point="1" svg:d="M6869 7315h2918" svg:viewBox="0 0 2919 1">
          <text:p/>
        </draw:connector>
        <draw:custom-shape draw:style-name="gr3" draw:text-style-name="P2" xml:id="id6" draw:id="id6" draw:layer="layout" svg:width="1.524cm" svg:height="0.635cm" draw:transform="rotate (1.5707963267949) translate (7.255cm 5.18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.524cm" svg:height="0.635cm" draw:transform="rotate (1.5707963267949) translate (7.277cm 10.783cm)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572cm" svg:y1="5.183cm" svg:x2="7.594cm" svg:y2="9.259cm" draw:start-shape="id6" draw:start-glue-point="3" draw:end-shape="id7" draw:end-glue-point="1" svg:d="M7572 5183l22 4076" svg:viewBox="0 0 23 4077">
          <text:p/>
        </draw:connector>
        <draw:custom-shape draw:style-name="gr3" draw:text-style-name="P2" xml:id="id8" draw:id="id8" draw:layer="layout" svg:width="1.524cm" svg:height="0.635cm" draw:transform="rotate (1.5707963267949) translate (11.655cm 5.183cm)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572cm" svg:y1="3.659cm" svg:x2="11.972cm" svg:y2="3.659cm" draw:start-shape="id6" draw:start-glue-point="1" draw:end-shape="id8" draw:end-glue-point="1" svg:d="M7572 3659v-526h4400v526" svg:viewBox="0 0 4401 527">
          <text:p/>
        </draw:connector>
        <draw:line draw:style-name="gr6" draw:text-style-name="P3" xml:id="id5" draw:id="id5" draw:layer="layout" svg:x1="9.787cm" svg:y1="6.68cm" svg:x2="9.787cm" svg:y2="7.95cm">
          <text:p/>
        </draw:line>
        <draw:connector draw:style-name="gr5" draw:text-style-name="P3" draw:layer="layout" draw:type="line" svg:x1="11.972cm" svg:y1="6.099cm" svg:x2="9.787cm" svg:y2="7.315cm" draw:start-shape="id9" draw:start-glue-point="4" draw:end-shape="id5" draw:end-glue-point="1" svg:d="M11972 6099l-2185 1216" svg:viewBox="0 0 2186 1217">
          <text:p/>
        </draw:connector>
        <draw:connector draw:style-name="gr5" draw:text-style-name="P3" draw:layer="layout" draw:type="line" svg:x1="11.972cm" svg:y1="5.183cm" svg:x2="11.972cm" svg:y2="6.099cm" draw:start-shape="id8" draw:start-glue-point="3" draw:end-shape="id9" draw:end-glue-point="4" svg:d="M11972 5183v916" svg:viewBox="0 0 1 917">
          <text:p/>
        </draw:connector>
        <draw:connector draw:style-name="gr5" draw:text-style-name="P3" xml:id="id11" draw:id="id11" draw:layer="layout" draw:type="line" svg:x1="9.787cm" svg:y1="7.315cm" svg:x2="12.02cm" svg:y2="8.88cm" draw:start-shape="id5" draw:start-glue-point="1" draw:end-shape="id10" draw:end-glue-point="8" svg:d="M9787 7315l2233 1565" svg:viewBox="0 0 2234 1566">
          <text:p/>
        </draw:connector>
        <draw:connector draw:style-name="gr7" draw:text-style-name="P3" draw:layer="layout" draw:type="line" svg:x1="9.787cm" svg:y1="7.315cm" svg:x2="10.903cm" svg:y2="8.097cm" draw:start-shape="id5" draw:start-glue-point="1" draw:end-shape="id11" draw:end-glue-point="0" svg:d="M9787 7315l1116 782" svg:viewBox="0 0 1117 783">
          <text:p/>
        </draw:connector>
        <draw:custom-shape draw:style-name="gr2" draw:text-style-name="P2" xml:id="id12" draw:id="id12" draw:layer="layout" svg:width="1.651cm" svg:height="1.651cm" svg:x="12.901cm" svg:y="6.844cm">
          <text:p text:style-name="P2">+</text:p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3" draw:id="id13" draw:layer="layout" svg:width="0.381cm" svg:height="0.381cm" svg:x="13.529cm" svg:y="12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3.727cm" svg:y1="8.495cm" svg:x2="13.72cm" svg:y2="12.399cm" draw:start-shape="id12" draw:start-glue-point="8" draw:end-shape="id13" draw:end-glue-point="4" svg:d="M13727 8495l-7 3904" svg:viewBox="0 0 8 3905">
          <text:p/>
        </draw:connector>
        <draw:connector draw:style-name="gr4" draw:text-style-name="P2" draw:layer="layout" svg:x1="2.107cm" svg:y1="11.395cm" svg:x2="13.529cm" svg:y2="12.59cm" draw:start-shape="id1" draw:start-glue-point="8" draw:end-shape="id13" draw:end-glue-point="6" svg:d="M2107 11395v1195h11422" svg:viewBox="0 0 11423 1196">
          <text:p/>
        </draw:connector>
        <draw:connector draw:style-name="gr4" draw:text-style-name="P2" draw:layer="layout" svg:x1="7.594cm" svg:y1="10.783cm" svg:x2="13.529cm" svg:y2="12.59cm" draw:start-shape="id7" draw:start-glue-point="3" draw:end-shape="id13" draw:end-glue-point="6" svg:d="M7594 10783v1807h5935" svg:viewBox="0 0 5936 1808">
          <text:p/>
        </draw:connector>
        <draw:custom-shape draw:style-name="gr3" draw:text-style-name="P2" xml:id="id14" draw:id="id14" draw:layer="layout" svg:width="1.524cm" svg:height="0.635cm" draw:transform="rotate (1.5707963267949) translate (9.535cm 11.683cm)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-0.038cm" svg:x1="12.02cm" svg:y1="8.88cm" svg:x2="9.852cm" svg:y2="10.159cm" draw:start-shape="id10" draw:start-glue-point="8" draw:end-shape="id14" draw:end-glue-point="1" svg:d="M12020 8880v589h-2168v690" svg:viewBox="0 0 2169 1280">
          <text:p/>
        </draw:connector>
        <draw:connector draw:style-name="gr4" draw:text-style-name="P2" draw:layer="layout" draw:line-skew="-0.293cm" svg:x1="12.02cm" svg:y1="8.88cm" svg:x2="12.026cm" svg:y2="10.67cm" draw:start-shape="id10" draw:start-glue-point="8" draw:end-shape="id15" draw:end-glue-point="0" svg:d="M12020 8880v589h6v1201" svg:viewBox="0 0 7 1791">
          <text:p/>
        </draw:connector>
        <draw:connector draw:style-name="gr4" draw:text-style-name="P2" draw:layer="layout" svg:x1="12.026cm" svg:y1="11.17cm" svg:x2="13.529cm" svg:y2="12.59cm" draw:start-shape="id16" draw:start-glue-point="0" draw:end-shape="id13" draw:end-glue-point="6" svg:d="M12026 11170v1420h1503" svg:viewBox="0 0 1504 1421">
          <text:p/>
        </draw:connector>
        <draw:connector draw:style-name="gr4" draw:text-style-name="P2" draw:layer="layout" svg:x1="9.852cm" svg:y1="11.683cm" svg:x2="13.529cm" svg:y2="12.59cm" draw:start-shape="id14" draw:start-glue-point="3" draw:end-shape="id13" draw:end-glue-point="6" svg:d="M9852 11683v907h3677" svg:viewBox="0 0 3678 908">
          <text:p/>
        </draw:connector>
        <draw:connector draw:style-name="gr4" draw:text-style-name="P2" draw:layer="layout" svg:x1="13.727cm" svg:y1="6.844cm" svg:x2="15.667cm" svg:y2="3.147cm" draw:start-shape="id12" draw:start-glue-point="4" draw:end-shape="id17" draw:end-glue-point="3" svg:d="M13727 6844v-3697h1940" svg:viewBox="0 0 1941 3698">
          <text:p/>
        </draw:connector>
        <draw:connector draw:style-name="gr4" draw:text-style-name="P2" draw:layer="layout" draw:line-skew="0cm 2.116cm" svg:x1="11.972cm" svg:y1="3.659cm" svg:x2="15.667cm" svg:y2="3.147cm" draw:start-shape="id8" draw:start-glue-point="1" draw:end-shape="id17" draw:end-glue-point="3" svg:d="M11972 3659v-526h4122v14h-427" svg:viewBox="0 0 4123 527">
          <text:p/>
        </draw:connector>
        <draw:line draw:style-name="gr9" draw:text-style-name="P3" xml:id="id18" draw:id="id18" draw:layer="layout" svg:x1="13.026cm" svg:y1="13.019cm" svg:x2="14.423cm" svg:y2="13.019cm">
          <text:p/>
        </draw:line>
        <draw:line draw:style-name="gr9" draw:text-style-name="P3" draw:layer="layout" svg:x1="13.28cm" svg:y1="13.219cm" svg:x2="14.169cm" svg:y2="13.219cm">
          <text:p/>
        </draw:line>
        <draw:line draw:style-name="gr9" draw:text-style-name="P3" draw:layer="layout" svg:x1="13.534cm" svg:y1="13.419cm" svg:x2="13.915cm" svg:y2="13.419cm">
          <text:p/>
        </draw:line>
        <draw:connector draw:style-name="gr5" draw:text-style-name="P3" draw:layer="layout" draw:type="line" svg:x1="13.72cm" svg:y1="12.78cm" svg:x2="13.724cm" svg:y2="13.019cm" draw:start-shape="id13" draw:start-glue-point="8" draw:end-shape="id18" draw:end-glue-point="0" svg:d="M13720 12780l4 239" svg:viewBox="0 0 5 240">
          <text:p/>
        </draw:connector>
        <draw:line draw:style-name="gr6" draw:text-style-name="P3" xml:id="id21" draw:id="id21" draw:layer="layout" svg:x1="17.387cm" svg:y1="5.48cm" svg:x2="17.387cm" svg:y2="6.75cm">
          <text:p/>
        </draw:line>
        <draw:connector draw:style-name="gr4" draw:text-style-name="P2" draw:layer="layout" svg:x1="17.191cm" svg:y1="3.147cm" svg:x2="18.281cm" svg:y2="3.142cm" draw:start-shape="id17" draw:start-glue-point="1" draw:end-shape="id19" draw:end-glue-point="6" svg:d="M17191 3147h558v-5h532" svg:viewBox="0 0 1091 6">
          <text:p/>
        </draw:connector>
        <draw:custom-shape draw:style-name="gr1" draw:text-style-name="P1" xml:id="id19" draw:id="id19" draw:layer="layout" svg:width="0.381cm" svg:height="0.381cm" svg:x="18.281cm" svg:y="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381cm" svg:height="0.381cm" svg:x="18.093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8.281cm" svg:y1="3.142cm" svg:x2="18.284cm" svg:y2="5.251cm" draw:start-shape="id19" draw:start-glue-point="6" draw:end-shape="id20" draw:end-glue-point="4" svg:d="M18281 3142l3 2109" svg:viewBox="0 0 4 2110">
          <text:p/>
        </draw:connector>
        <draw:connector draw:style-name="gr5" draw:text-style-name="P3" draw:layer="layout" draw:type="line" svg:x1="18.284cm" svg:y1="5.251cm" svg:x2="17.387cm" svg:y2="6.115cm" draw:start-shape="id20" draw:start-glue-point="4" draw:end-shape="id21" draw:end-glue-point="1" svg:d="M18284 5251l-897 864" svg:viewBox="0 0 898 865">
          <text:p/>
        </draw:connector>
        <draw:connector draw:style-name="gr7" draw:text-style-name="P3" draw:layer="layout" draw:type="line" svg:x1="18.284cm" svg:y1="5.251cm" svg:x2="17.387cm" svg:y2="6.115cm" draw:start-shape="id20" draw:start-glue-point="4" draw:end-shape="id21" draw:end-glue-point="1" svg:d="M18284 5251l-897 864" svg:viewBox="0 0 898 865">
          <text:p/>
        </draw:connector>
        <draw:custom-shape draw:style-name="gr1" draw:text-style-name="P1" xml:id="id22" draw:id="id22" draw:layer="layout" svg:width="0.381cm" svg:height="0.381cm" svg:x="18.047cm" svg:y="6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7.387cm" svg:y1="6.115cm" svg:x2="18.238cm" svg:y2="6.932cm" draw:start-shape="id21" draw:start-glue-point="1" draw:end-shape="id22" draw:end-glue-point="8" svg:d="M17387 6115l851 817" svg:viewBox="0 0 852 818">
          <text:p/>
        </draw:connector>
        <draw:connector draw:style-name="gr10" draw:text-style-name="P2" draw:layer="layout" svg:x1="13.91cm" svg:y1="12.59cm" svg:x2="18.238cm" svg:y2="6.932cm" draw:start-shape="id13" draw:start-glue-point="10" draw:end-shape="id22" draw:end-glue-point="8" svg:d="M13910 12590h4328v-5658" svg:viewBox="0 0 4329 5659">
          <text:p/>
        </draw:connector>
        <draw:line draw:style-name="gr5" draw:text-style-name="P3" xml:id="id23" draw:id="id23" draw:layer="layout" svg:x1="19.16cm" svg:y1="2.243cm" svg:x2="19.16cm" svg:y2="4.021cm">
          <text:p/>
        </draw:line>
        <draw:line draw:style-name="gr5" draw:text-style-name="P3" xml:id="id26" draw:id="id26" draw:layer="layout" svg:x1="19.66cm" svg:y1="2.243cm" svg:x2="19.66cm" svg:y2="4.021cm">
          <text:p/>
        </draw:line>
        <draw:connector draw:style-name="gr5" draw:text-style-name="P3" draw:layer="layout" draw:type="line" svg:x1="18.662cm" svg:y1="3.142cm" svg:x2="19.16cm" svg:y2="3.132cm" draw:start-shape="id19" draw:start-glue-point="10" draw:end-shape="id23" draw:end-glue-point="1" svg:d="M18662 3142l498-10" svg:viewBox="0 0 499 11">
          <text:p/>
        </draw:connector>
        <draw:custom-shape draw:style-name="gr3" draw:text-style-name="P2" xml:id="id24" draw:id="id24" draw:layer="layout" svg:width="1.524cm" svg:height="0.635cm" svg:x="20.867cm" svg:y="2.808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281cm" svg:y1="3.142cm" svg:x2="19.16cm" svg:y2="3.132cm" draw:start-shape="id19" draw:start-glue-point="6" draw:end-shape="id23" draw:end-glue-point="1" svg:d="M18281 3142l879-10" svg:viewBox="0 0 880 11">
          <text:p/>
        </draw:connector>
        <draw:line draw:style-name="gr9" draw:text-style-name="P3" xml:id="id25" draw:id="id25" draw:layer="layout" svg:x1="22.892cm" svg:y1="3.823cm" svg:x2="22.892cm" svg:y2="2.426cm">
          <text:p/>
        </draw:line>
        <draw:line draw:style-name="gr9" draw:text-style-name="P3" draw:layer="layout" svg:x1="23.092cm" svg:y1="3.569cm" svg:x2="23.092cm" svg:y2="2.68cm">
          <text:p/>
        </draw:line>
        <draw:line draw:style-name="gr9" draw:text-style-name="P3" draw:layer="layout" svg:x1="23.292cm" svg:y1="3.315cm" svg:x2="23.292cm" svg:y2="2.934cm">
          <text:p/>
        </draw:line>
        <draw:connector draw:style-name="gr5" draw:text-style-name="P3" draw:layer="layout" draw:type="line" svg:x1="22.391cm" svg:y1="3.125cm" svg:x2="22.892cm" svg:y2="3.124cm" draw:start-shape="id24" draw:start-glue-point="1" draw:end-shape="id25" draw:end-glue-point="1" svg:d="M22391 3125l501-1" svg:viewBox="0 0 502 2">
          <text:p/>
        </draw:connector>
        <draw:line draw:style-name="gr5" draw:text-style-name="P3" xml:id="id15" draw:id="id15" draw:layer="layout" svg:x1="12.915cm" svg:y1="10.67cm" svg:x2="11.137cm" svg:y2="10.67cm">
          <text:p/>
        </draw:line>
        <draw:line draw:style-name="gr5" draw:text-style-name="P3" xml:id="id16" draw:id="id16" draw:layer="layout" svg:x1="12.915cm" svg:y1="11.17cm" svg:x2="11.137cm" svg:y2="11.17cm">
          <text:p/>
        </draw:line>
        <draw:frame draw:style-name="gr11" draw:text-style-name="P4" draw:layer="layout" svg:width="1.143cm" svg:height="1.171cm" svg:x="2.03cm" svg:y="8.773cm">
          <draw:text-box>
            <text:p>V<text:span text:style-name="T1">s</text:span></text:p>
          </draw:text-box>
        </draw:frame>
        <draw:frame draw:style-name="gr12" draw:text-style-name="P4" draw:layer="layout" svg:width="1.215cm" svg:height="1.882cm" svg:x="3.655cm" svg:y="5.896cm">
          <draw:text-box>
            <text:p>R<text:span text:style-name="T1">S</text:span></text:p>
          </draw:text-box>
        </draw:frame>
        <draw:frame draw:style-name="gr13" draw:text-style-name="P4" draw:layer="layout" svg:width="1.423cm" svg:height="2.091cm" svg:x="5.88cm" svg:y="3.818cm">
          <draw:text-box>
            <text:p>R<text:span text:style-name="T1">B1</text:span></text:p>
          </draw:text-box>
        </draw:frame>
        <draw:frame draw:style-name="gr13" draw:text-style-name="P4" draw:layer="layout" svg:width="1.423cm" svg:height="2.091cm" svg:x="5.881cm" svg:y="9.419cm">
          <draw:text-box>
            <text:p>R<text:span text:style-name="T1">B2</text:span></text:p>
          </draw:text-box>
        </draw:frame>
        <draw:frame draw:style-name="gr13" draw:text-style-name="P4" draw:layer="layout" svg:width="1.423cm" svg:height="2.091cm" svg:x="10.481cm" svg:y="3.797cm">
          <draw:text-box>
            <text:p>R<text:span text:style-name="T1">C</text:span></text:p>
          </draw:text-box>
        </draw:frame>
        <draw:custom-shape draw:style-name="gr3" draw:text-style-name="P2" xml:id="id17" draw:id="id17" draw:layer="layout" svg:width="1.524cm" svg:height="0.635cm" svg:x="15.667cm" svg:y="2.83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.972cm" svg:y1="6.099cm" svg:x2="17.387cm" svg:y2="6.115cm" draw:start-shape="id9" draw:start-glue-point="4" draw:end-shape="id21" draw:end-glue-point="1" svg:d="M11972 6099l5415 16" svg:viewBox="0 0 5416 17">
          <text:p/>
        </draw:connector>
        <draw:frame draw:style-name="gr12" draw:text-style-name="P4" draw:layer="layout" svg:width="1.215cm" svg:height="1.882cm" svg:x="6.04cm" svg:y="5.3cm">
          <draw:text-box>
            <text:p>C<text:span text:style-name="T1">1</text:span></text:p>
          </draw:text-box>
        </draw:frame>
        <draw:frame draw:style-name="gr13" draw:text-style-name="P4" draw:layer="layout" svg:width="1.423cm" svg:height="2.091cm" svg:x="8.382cm" svg:y="10.398cm">
          <draw:text-box>
            <text:p>R<text:span text:style-name="T1">E</text:span></text:p>
          </draw:text-box>
        </draw:frame>
        <draw:frame draw:style-name="gr12" draw:text-style-name="P4" draw:layer="layout" svg:width="1.215cm" svg:height="1.882cm" svg:x="10.815cm" svg:y="11.3cm">
          <draw:text-box>
            <text:p>C<text:span text:style-name="T1">E</text:span></text:p>
          </draw:text-box>
        </draw:frame>
        <draw:frame draw:style-name="gr13" draw:text-style-name="P4" draw:layer="layout" svg:width="1.526cm" svg:height="2.091cm" svg:x="13.756cm" svg:y="8.552cm">
          <draw:text-box>
            <text:p>V<text:span text:style-name="T1">CC</text:span></text:p>
          </draw:text-box>
        </draw:frame>
        <draw:frame draw:style-name="gr14" draw:text-style-name="P6" draw:layer="layout" svg:width="1.526cm" svg:height="2.593cm" svg:x="11.211cm" svg:y="6.254cm">
          <draw:text-box>
            <text:p text:style-name="P5">+</text:p>
            <text:p text:style-name="P5">V<text:span text:style-name="T1">o1</text:span></text:p>
            <text:p text:style-name="P5"><text:span text:style-name="T2">-</text:span></text:p>
          </draw:text-box>
        </draw:frame>
        <draw:frame draw:style-name="gr13" draw:text-style-name="P4" draw:layer="layout" svg:width="1.55cm" svg:height="2.091cm" svg:x="15.744cm" svg:y="3.404cm">
          <draw:text-box>
            <text:p>R<text:span text:style-name="T1">out</text:span></text:p>
          </draw:text-box>
        </draw:frame>
        <draw:frame draw:style-name="gr13" draw:text-style-name="P4" draw:layer="layout" svg:width="1.754cm" svg:height="2.091cm" svg:x="18.767cm" svg:y="4.018cm">
          <draw:text-box>
            <text:p>C<text:span text:style-name="T1">out</text:span></text:p>
          </draw:text-box>
        </draw:frame>
        <draw:frame draw:style-name="gr13" draw:text-style-name="P4" draw:layer="layout" svg:width="1.423cm" svg:height="2.091cm" svg:x="21.182cm" svg:y="3.598cm">
          <draw:text-box>
            <text:p>R<text:span text:style-name="T1">L</text:span></text:p>
          </draw:text-box>
        </draw:frame>
        <draw:line draw:style-name="gr15" draw:text-style-name="P3" draw:layer="layout" svg:x1="5.105cm" svg:y1="1.635cm" svg:x2="5.105cm" svg:y2="14.335cm">
          <text:p/>
        </draw:line>
        <draw:connector draw:style-name="gr5" draw:text-style-name="P3" draw:layer="layout" draw:type="line" svg:x1="19.66cm" svg:y1="3.132cm" svg:x2="20.867cm" svg:y2="3.125cm" draw:start-shape="id26" draw:start-glue-point="1" draw:end-shape="id24" draw:end-glue-point="3" svg:d="M19660 3132l1207-7" svg:viewBox="0 0 1208 8">
          <text:p/>
        </draw:connector>
        <draw:frame draw:style-name="gr16" draw:text-style-name="P7" draw:layer="layout" svg:width="7.112cm" svg:height="1.016cm" svg:x="14.218cm" svg:y="13.192cm">
          <draw:text-box>
            <text:p text:style-name="P2"><text:span text:style-name="T3">Output Stage</text:span></text:p>
          </draw:text-box>
        </draw:frame>
        <draw:custom-shape draw:style-name="gr8" draw:text-style-name="P2" draw:layer="layout" svg:width="0.381cm" svg:height="0.381cm" svg:x="1.907cm" svg:y="7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81cm" svg:height="0.381cm" svg:x="5.507cm" svg:y="7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81cm" svg:height="0.381cm" svg:x="7.395cm" svg:y="7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81cm" svg:height="0.381cm" svg:x="11.785cm" svg:y="5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81cm" svg:height="0.381cm" svg:x="11.819cm" svg:y="9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81cm" svg:height="0.381cm" svg:x="13.541cm" svg:y="2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81cm" svg:height="0.381cm" svg:x="18.097cm" svg:y="2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81cm" svg:height="0.381cm" svg:x="20.075cm" svg:y="2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1.215cm" svg:height="1.882cm" svg:x="8.617cm" svg:y="6.1cm">
          <draw:text-box>
            <text:p>Q<text:span text:style-name="T1">1</text:span></text:p>
          </draw:text-box>
        </draw:frame>
        <draw:frame draw:style-name="gr12" draw:text-style-name="P4" draw:layer="layout" svg:width="1.215cm" svg:height="1.882cm" svg:x="16.362cm" svg:y="6.168cm">
          <draw:text-box>
            <text:p>Q<text:span text:style-name="T1">2</text:span></text:p>
          </draw:text-box>
        </draw:frame>
        <draw:frame draw:style-name="gr17" draw:text-style-name="P8" draw:layer="layout" svg:width="0.777cm" svg:height="0.806cm" svg:x="19.906cm" svg:y="2.224cm">
          <draw:text-box>
            <text:p><text:span text:style-name="T4">8</text:span></text:p>
          </draw:text-box>
        </draw:frame>
        <draw:frame draw:style-name="gr17" draw:text-style-name="P8" draw:layer="layout" svg:width="0.777cm" svg:height="0.806cm" svg:x="13.707cm" svg:y="11.859cm">
          <draw:text-box>
            <text:p><text:span text:style-name="T4">0</text:span></text:p>
          </draw:text-box>
        </draw:frame>
        <draw:frame draw:style-name="gr18" draw:text-style-name="P8" draw:layer="layout" svg:width="1.247cm" svg:height="0.806cm" svg:x="10.679cm" svg:y="5.445cm">
          <draw:text-box>
            <text:p><text:span text:style-name="T4">coll</text:span></text:p>
          </draw:text-box>
        </draw:frame>
        <draw:frame draw:style-name="gr19" draw:text-style-name="P8" draw:layer="layout" svg:width="1.852cm" svg:height="0.806cm" svg:x="17.385cm" svg:y="2.212cm">
          <draw:text-box>
            <text:p><text:span text:style-name="T4">emit 2</text:span></text:p>
          </draw:text-box>
        </draw:frame>
        <draw:frame draw:style-name="gr20" draw:text-style-name="P8" draw:layer="layout" svg:width="1.577cm" svg:height="0.806cm" svg:x="7.558cm" svg:y="7.323cm">
          <draw:text-box>
            <text:p><text:span text:style-name="T4">base</text:span></text:p>
          </draw:text-box>
        </draw:frame>
        <draw:frame draw:style-name="gr21" draw:text-style-name="P8" draw:layer="layout" svg:width="1.251cm" svg:height="0.806cm" svg:x="13.102cm" svg:y="2.189cm">
          <draw:text-box>
            <text:p><text:span text:style-name="T4">vcc</text:span></text:p>
          </draw:text-box>
        </draw:frame>
        <draw:frame draw:style-name="gr22" draw:text-style-name="P8" draw:layer="layout" svg:width="1.438cm" svg:height="0.806cm" svg:x="12.036cm" svg:y="9.311cm">
          <draw:text-box>
            <text:p><text:span text:style-name="T4">emit</text:span></text:p>
          </draw:text-box>
        </draw:frame>
        <draw:frame draw:style-name="gr23" draw:text-style-name="P8" draw:layer="layout" svg:width="1.162cm" svg:height="0.806cm" svg:x="5.124cm" svg:y="6.367cm">
          <draw:text-box>
            <text:p><text:span text:style-name="T4">in2</text:span></text:p>
          </draw:text-box>
        </draw:frame>
        <draw:frame draw:style-name="gr24" draw:text-style-name="P8" draw:layer="layout" svg:width="0.887cm" svg:height="0.806cm" svg:x="1.678cm" svg:y="6.389cm">
          <draw:text-box>
            <text:p><text:span text:style-name="T4">in</text:span></text:p>
          </draw:text-box>
        </draw:frame>
        <draw:line draw:style-name="gr15" draw:text-style-name="P3" draw:layer="layout" svg:x1="15.105cm" svg:y1="1.635cm" svg:x2="15.105cm" svg:y2="14.335cm">
          <text:p/>
        </draw:line>
        <draw:line draw:style-name="gr15" draw:text-style-name="P3" draw:layer="layout" svg:x1="20.705cm" svg:y1="1.635cm" svg:x2="20.705cm" svg:y2="14.335cm">
          <text:p/>
        </draw:line>
        <draw:frame draw:style-name="gr16" draw:text-style-name="P7" draw:layer="layout" svg:width="7.112cm" svg:height="1.016cm" svg:x="6.318cm" svg:y="13.192cm">
          <draw:text-box>
            <text:p text:style-name="P2"><text:span text:style-name="T3">Gain Stag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3465a4" draw:marker-start-width="0.279cm" draw:marker-end-width="0.279cm" draw:fill="none" draw:fill-gradient-name="Gradient_20_2" draw:fill-hatch-name="Hatching_20_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9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9:17:08.411310450</meta:creation-date>
    <dc:date>2021-05-23T15:20:33.759335548</dc:date>
    <meta:editing-duration>PT2H15M5S</meta:editing-duration>
    <meta:editing-cycles>229</meta:editing-cycles>
    <meta:generator>LibreOffice/6.4.6.2$Linux_X86_64 LibreOffice_project/40$Build-2</meta:generator>
    <meta:document-statistic meta:object-count="96"/>
  </office:meta>
</office:document-meta>
</file>